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ranklin Gothic Book" svg:font-family="Franklin Gothic Book" style:font-family-generic="swiss" style:font-pitch="variable" svg:panose-1="2 11 5 3 2 1 2 2 2 4"/>
    <style:font-face style:name="Century Schoolbook" svg:font-family="Century Schoolbook" style:font-family-generic="roman" style:font-pitch="variable" svg:panose-1="2 4 6 4 5 5 5 2 3 4"/>
    <style:font-face style:name="Franklin Gothic Medium" svg:font-family="Franklin Gothic Medium" style:font-family-generic="swiss" style:font-pitch="variable" svg:panose-1="2 11 6 3 2 1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TML-forhåndsformatert" style:master-page-name="MP0" style:family="paragraph">
      <style:paragraph-properties fo:break-before="page"/>
      <style:text-properties fo:color="#000000"/>
    </style:style>
    <style:style style:name="P2" style:parent-style-name="HTML-forhåndsformatert" style:family="paragraph">
      <style:text-properties fo:color="#000000"/>
    </style:style>
    <style:style style:name="P3" style:parent-style-name="HTML-forhåndsformatert" style:family="paragraph">
      <style:text-properties fo:color="#000000"/>
    </style:style>
    <style:style style:name="P4" style:parent-style-name="HTML-forhåndsformatert" style:family="paragraph">
      <style:text-properties fo:color="#000000"/>
    </style:style>
    <style:style style:name="P5" style:parent-style-name="HTML-forhåndsformatert" style:family="paragraph">
      <style:text-properties fo:color="#000000"/>
    </style:style>
    <style:style style:name="P6" style:parent-style-name="HTML-forhåndsformatert" style:family="paragraph">
      <style:text-properties fo:color="#000000"/>
    </style:style>
    <style:style style:name="P7" style:parent-style-name="HTML-forhåndsformatert" style:family="paragraph">
      <style:text-properties fo:color="#000000"/>
    </style:style>
    <style:style style:name="P8" style:parent-style-name="HTML-forhåndsformatert" style:family="paragraph">
      <style:text-properties fo:color="#000000"/>
    </style:style>
    <style:style style:name="P9" style:parent-style-name="HTML-forhåndsformatert" style:family="paragraph">
      <style:text-properties fo:color="#000000"/>
    </style:style>
    <style:style style:name="P10" style:parent-style-name="HTML-forhåndsformatert" style:family="paragraph">
      <style:text-properties fo:color="#000000"/>
    </style:style>
    <style:style style:name="P11" style:parent-style-name="HTML-forhåndsformatert" style:family="paragraph">
      <style:text-properties fo:color="#000000"/>
    </style:style>
    <style:style style:name="P12" style:parent-style-name="HTML-forhåndsformatert" style:family="paragraph">
      <style:text-properties fo:color="#000000"/>
    </style:style>
    <style:style style:name="P13" style:parent-style-name="HTML-forhåndsformatert" style:family="paragraph">
      <style:text-properties fo:color="#000000"/>
    </style:style>
    <style:style style:name="P14" style:parent-style-name="HTML-forhåndsformatert" style:family="paragraph">
      <style:text-properties fo:color="#000000"/>
    </style:style>
    <style:style style:name="P15" style:parent-style-name="HTML-forhåndsformatert" style:family="paragraph">
      <style:text-properties fo:color="#000000"/>
    </style:style>
    <style:style style:name="P16" style:parent-style-name="HTML-forhåndsformatert" style:family="paragraph">
      <style:text-properties fo:color="#000000"/>
    </style:style>
    <style:style style:name="P17" style:parent-style-name="HTML-forhåndsformatert" style:family="paragraph">
      <style:text-properties fo:color="#000000"/>
    </style:style>
    <style:style style:name="P18" style:parent-style-name="HTML-forhåndsformatert" style:family="paragraph">
      <style:text-properties fo:color="#000000"/>
    </style:style>
    <style:style style:name="P19" style:parent-style-name="HTML-forhåndsformatert" style:family="paragraph">
      <style:text-properties fo:color="#000000"/>
    </style:style>
    <style:style style:name="P20" style:parent-style-name="HTML-forhåndsformatert" style:family="paragraph">
      <style:text-properties fo:color="#000000"/>
    </style:style>
    <style:style style:name="P21" style:parent-style-name="HTML-forhåndsformatert" style:family="paragraph">
      <style:text-properties fo:color="#000000"/>
    </style:style>
    <style:style style:name="P22" style:parent-style-name="HTML-forhåndsformatert" style:family="paragraph">
      <style:text-properties fo:color="#000000"/>
    </style:style>
    <style:style style:name="P23" style:parent-style-name="HTML-forhåndsformatert" style:family="paragraph">
      <style:text-properties fo:color="#000000"/>
    </style:style>
    <style:style style:name="P24" style:parent-style-name="HTML-forhåndsformatert" style:family="paragraph">
      <style:text-properties fo:color="#000000"/>
    </style:style>
    <style:style style:name="P25" style:parent-style-name="HTML-forhåndsformatert" style:family="paragraph">
      <style:text-properties fo:color="#000000"/>
    </style:style>
    <style:style style:name="P26" style:parent-style-name="HTML-forhåndsformatert" style:family="paragraph">
      <style:text-properties fo:color="#000000"/>
    </style:style>
    <style:style style:name="P27" style:parent-style-name="HTML-forhåndsformatert" style:family="paragraph">
      <style:text-properties fo:color="#000000"/>
    </style:style>
    <style:style style:name="P28" style:parent-style-name="HTML-forhåndsformatert" style:family="paragraph">
      <style:text-properties fo:color="#000000"/>
    </style:style>
    <style:style style:name="P29" style:parent-style-name="HTML-forhåndsformatert" style:family="paragraph">
      <style:text-properties fo:color="#000000"/>
    </style:style>
    <style:style style:name="P30" style:parent-style-name="HTML-forhåndsformatert" style:family="paragraph">
      <style:text-properties fo:color="#000000"/>
    </style:style>
    <style:style style:name="P31" style:parent-style-name="HTML-forhåndsformatert" style:family="paragraph">
      <style:text-properties fo:color="#000000"/>
    </style:style>
  </office:automatic-styles>
  <office:body>
    <office:text text:use-soft-page-breaks="true">
      <text:p text:style-name="P1">30 10</text:p>
      <text:p text:style-name="P2"><text:s/>4 21 7 26 9 16 2 34 3 55 8 52 5 95 6 71 1 21 0 53</text:p>
      <text:p text:style-name="P3"><text:s/>8 77 5 98 1 42 7 66 2 31 3 39 6 77 9 79 4 55 0 12</text:p>
      <text:p text:style-name="P4"><text:s/>2 64 4 92 3 34 1 19 8 62 6 54 7 43 0 83 9 79 5 37</text:p>
      <text:p text:style-name="P5"><text:s/>0 93 8 24 3 69 7 38 5 77 2 87 4 60 6 41 1 87 9 83</text:p>
      <text:p text:style-name="P6"><text:s/>9 77 0 44 4 96 8 79 6 75 2 98 5 25 3 17 7 43 1 49</text:p>
      <text:p text:style-name="P7"><text:s/>3 76 2 35 5 28 0 95 7 95 4 61 8 35 1 <text:s/>7 6 <text:s/>9 9 10</text:p>
      <text:p text:style-name="P8"><text:s/>1 91 7 27 8 50 3 16 4 28 5 59 6 52 0 46 2 59 9 43</text:p>
      <text:p text:style-name="P9"><text:s/>1 45 7 71 2 39 0 87 8 14 6 54 3 41 9 43 5 <text:s/>9 4 20</text:p>
      <text:p text:style-name="P10"><text:s/>2 37 3 26 4 33 9 42 0 78 6 89 7 <text:s/>8 8 66 1 28 5 33</text:p>
      <text:p text:style-name="P11"><text:s/>1 74 0 69 5 84 3 27 9 81 7 45 8 69 2 94 6 78 4 96</text:p>
      <text:p text:style-name="P12"><text:s/>5 76 7 32 6 18 0 20 3 87 2 17 9 25 4 24 1 31 8 81</text:p>
      <text:p text:style-name="P13"><text:s/>9 97 8 90 5 28 7 86 0 58 1 72 2 23 6 76 3 99 4 45</text:p>
      <text:p text:style-name="P14"><text:s/>9 48 5 27 6 67 7 62 4 98 0 42 1 46 8 27 3 48 2 17</text:p>
      <text:p text:style-name="P15"><text:s/>9 80 3 19 5 28 1 12 4 94 6 63 7 98 8 50 0 80 2 50</text:p>
      <text:p text:style-name="P16"><text:s/>2 50 1 41 4 61 8 79 5 14 9 72 7 18 3 55 6 37 0 75</text:p>
      <text:p text:style-name="P17"><text:s/>9 22 5 57 4 75 2 14 7 65 3 96 1 71 0 47 8 79 6 60</text:p>
      <text:p text:style-name="P18"><text:s/>3 32 2 69 4 44 1 31 9 51 0 33 6 34 5 58 7 47 8 58</text:p>
      <text:p text:style-name="P19"><text:s/>8 66 7 40 2 17 0 62 9 38 5 <text:s/>8 6 15 3 29 1 44 4 97</text:p>
      <text:p text:style-name="P20"><text:s/>3 50 2 58 6 21 4 63 7 57 8 32 5 20 9 87 0 57 1 39</text:p>
      <text:p text:style-name="P21"><text:s/>4 20 6 67 1 85 2 90 7 70 0 84 8 30 5 56 3 61 9 15</text:p>
      <text:p text:style-name="P22"><text:s/>6 29 0 82 4 18 3 38 7 21 8 50 1 23 5 84 2 45 9 41</text:p>
      <text:p text:style-name="P23"><text:s/>3 54 9 37 6 62 5 16 0 52 8 57 4 54 2 38 7 74 1 52</text:p>
      <text:p text:style-name="P24"><text:s/>4 79 1 61 8 11 0 81 7 89 6 89 5 57 3 68 9 81 2 30</text:p>
      <text:p text:style-name="P25"><text:s/>9 24 1 66 4 32 3 33 8 <text:s/>8 2 20 6 84 0 91 7 55 5 20</text:p>
      <text:p text:style-name="P26"><text:s/>3 54 2 64 6 83 9 40 7 <text:s/>8 0 <text:s/>7 4 19 5 56 1 39 8 <text:s/>7</text:p>
      <text:p text:style-name="P27"><text:s/>1 <text:s/>6 4 74 0 63 2 64 9 15 6 42 7 98 8 61 5 40 3 91</text:p>
      <text:p text:style-name="P28"><text:s/>1 80 3 75 0 26 2 87 9 22 7 39 8 24 4 75 6 44 5 <text:s/>6</text:p>
      <text:p text:style-name="P29"><text:s/>5 <text:s/>8 3 79 6 61 1 15 0 12 7 43 8 26 9 22 2 20 4 80</text:p>
      <text:p text:style-name="P30"><text:s/>1 36 0 63 7 10 4 22 3 96 5 40 9 <text:s/>5 8 18 6 33 2 62</text:p>
      <text:p text:style-name="P31"><text:s/>4 <text:s/>8 8 15 2 64 3 95 1 96 6 38 7 18 9 23 5 64 0 89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ranklin Gothic Book" svg:font-family="Franklin Gothic Book" style:font-family-generic="swiss" style:font-pitch="variable" svg:panose-1="2 11 5 3 2 1 2 2 2 4"/>
    <style:font-face style:name="Century Schoolbook" svg:font-family="Century Schoolbook" style:font-family-generic="roman" style:font-pitch="variable" svg:panose-1="2 4 6 4 5 5 5 2 3 4"/>
    <style:font-face style:name="Franklin Gothic Medium" svg:font-family="Franklin Gothic Medium" style:font-family-generic="swiss" style:font-pitch="variable" svg:panose-1="2 11 6 3 2 1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text-align="justify" fo:margin-top="0.4166in" fo:margin-bottom="0.2083in" fo:line-height="100%"/>
      <style:text-properties style:font-name="Times New Roman" style:font-name-asian="Calibri Light" fo:font-weight="bold" style:font-weight-asian="bold" fo:color="#000000" fo:font-size="16pt" style:font-size-asian="16pt" style:font-size-complex="18pt" fo:background-color="#FFFFFF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.1388in" fo:line-height="100%"/>
      <style:text-properties style:font-name="Franklin Gothic Book" style:font-name-asian="Calibri Light" style:font-name-complex="Times New Roman" fo:color="#222A35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0277in" fo:line-height="100%"/>
      <style:text-properties style:font-name="Calibri Light" style:font-name-asian="Calibri Light" style:font-name-complex="Times New Roman" fo:color="#2F5496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Calibri Light" style:font-name-complex="Times New Roman" fo:color="#2F5496" fo:font-size="12pt" style:font-size-asian="12pt" style:font-size-complex="12pt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Calibri Light" style:font-name-complex="Times New Roman" fo:text-transform="uppercase" fo:color="#2F5496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Calibri Light" style:font-name-complex="Times New Roman" fo:font-style="italic" style:font-style-asian="italic" style:font-style-complex="italic" fo:text-transform="uppercase" fo:color="#1F3864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Calibri Light" style:font-name-complex="Times New Roman" fo:font-weight="bold" style:font-weight-asian="bold" style:font-weight-complex="bold" fo:color="#1F3864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Calibri Light" style:font-name-complex="Times New Roman" fo:font-weight="bold" style:font-weight-asian="bold" style:font-weight-complex="bold" fo:font-style="italic" style:font-style-asian="italic" style:font-style-complex="italic" fo:color="#1F3864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Calibri Light" style:font-name-complex="Times New Roman" fo:font-style="italic" style:font-style-asian="italic" style:font-style-complex="italic" fo:color="#1F3864" fo:hyphenate="false"/>
    </style:style>
    <style:style style:name="Normal" style:display-name="Normal" style:family="paragraph">
      <style:text-properties style:font-name="Century Schoolbook"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Times New Roman" style:font-name-asian="Calibri Light" style:font-name-complex="Times New Roman" fo:font-weight="bold" style:font-weight-asian="bold" fo:color="#000000" fo:font-size="16pt" style:font-size-asian="16pt" style:font-size-complex="18pt"/>
    </style:style>
    <style:style style:name="Overskrift2Tegn" style:display-name="Overskrift 2 Tegn" style:family="text" style:parent-style-name="Standardskriftforavsnitt">
      <style:text-properties style:font-name="Franklin Gothic Book" style:font-name-asian="Calibri Light" style:font-name-complex="Times New Roman" fo:color="#222A35" fo:font-size="16pt" style:font-size-asian="16pt" style:font-size-complex="16pt" fo:language="en" fo:country="GB"/>
    </style:style>
    <style:style style:name="Overskrift3Tegn" style:display-name="Overskrift 3 Tegn" style:family="text" style:parent-style-name="Standardskriftforavsnitt">
      <style:text-properties style:font-name="Calibri Light" style:font-name-asian="Calibri Light" style:font-name-complex="Times New Roman" fo:color="#2F5496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="Calibri Light" style:font-name-asian="Calibri Light" style:font-name-complex="Times New Roman" fo:color="#2F5496" fo:font-size="12pt" style:font-size-asian="12pt" style:font-size-complex="12pt"/>
    </style:style>
    <style:style style:name="Overskrift5Tegn" style:display-name="Overskrift 5 Tegn" style:family="text" style:parent-style-name="Standardskriftforavsnitt">
      <style:text-properties style:font-name="Calibri Light" style:font-name-asian="Calibri Light" style:font-name-complex="Times New Roman" fo:text-transform="uppercase" fo:color="#2F5496"/>
    </style:style>
    <style:style style:name="Overskrift6Tegn" style:display-name="Overskrift 6 Tegn" style:family="text" style:parent-style-name="Standardskriftforavsnitt">
      <style:text-properties style:font-name="Calibri Light" style:font-name-asian="Calibri Light" style:font-name-complex="Times New Roman" fo:font-style="italic" style:font-style-asian="italic" style:font-style-complex="italic" fo:text-transform="uppercase" fo:color="#1F3864"/>
    </style:style>
    <style:style style:name="Overskrift7Tegn" style:display-name="Overskrift 7 Tegn" style:family="text" style:parent-style-name="Standardskriftforavsnitt">
      <style:text-properties style:font-name="Calibri Light" style:font-name-asian="Calibri Light" style:font-name-complex="Times New Roman" fo:font-weight="bold" style:font-weight-asian="bold" style:font-weight-complex="bold" fo:color="#1F3864"/>
    </style:style>
    <style:style style:name="Overskrift8Tegn" style:display-name="Overskrift 8 Tegn" style:family="text" style:parent-style-name="Standardskriftforavsnitt">
      <style:text-properties style:font-name="Calibri Light" style:font-name-asian="Calibri Light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Overskrift9Tegn" style:display-name="Overskrift 9 Tegn" style:family="text" style:parent-style-name="Standardskriftforavsnitt">
      <style:text-properties style:font-name="Calibri Light" style:font-name-asian="Calibri Light" style:font-name-complex="Times New Roman" fo:font-style="italic" style:font-style-asian="italic" style:font-style-complex="italic" fo:color="#1F3864"/>
    </style:style>
    <style:style style:name="Bildetekst" style:display-name="Bildetekst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4546A" fo:font-size="10pt" style:font-size-asian="10pt" fo:hyphenate="false"/>
    </style:style>
    <style:style style:name="Tittel" style:display-name="Tittel" style:family="paragraph" style:parent-style-name="Normal" style:next-style-name="Normal">
      <style:paragraph-properties fo:line-height="85%"/>
      <style:text-properties style:font-name="Franklin Gothic Medium" style:font-name-asian="Calibri Light" style:font-name-complex="Times New Roman" fo:text-transform="uppercase" fo:color="#44546A" fo:letter-spacing="-0.0104in" fo:font-size="36pt" style:font-size-asian="36pt" style:font-size-complex="36pt" fo:hyphenate="false"/>
    </style:style>
    <style:style style:name="TittelTegn" style:display-name="Tittel Tegn" style:family="text" style:parent-style-name="Standardskriftforavsnitt">
      <style:text-properties style:font-name="Franklin Gothic Medium" style:font-name-asian="Calibri Light" style:font-name-complex="Times New Roman" fo:text-transform="uppercase" fo:color="#44546A" fo:letter-spacing="-0.0104in" fo:font-size="36pt" style:font-size-asian="36pt" style:font-size-complex="36pt" fo:language="en" fo:country="GB"/>
    </style:style>
    <style:style style:name="Undertittel" style:display-name="Undertittel" style:family="paragraph" style:parent-style-name="Normal" style:next-style-name="Normal">
      <style:paragraph-properties fo:margin-bottom="0.1666in" fo:line-height="100%"/>
      <style:text-properties style:font-name="Calibri Light" style:font-name-asian="Calibri Light" style:font-name-complex="Times New Roman" fo:color="#4472C4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="Calibri Light" style:font-name-asian="Calibri Light" style:font-name-complex="Times New Roman" fo:color="#4472C4" fo:font-size="14pt" style:font-size-asian="14pt" style:font-size-complex="14pt"/>
    </style:style>
    <style:style style:name="Sterk" style:display-name="Sterk" style:family="text" style:parent-style-name="Standardskriftforavsnitt">
      <style:text-properties fo:font-weight="bold" style:font-weight-asian="bold" style:font-weight-complex="bold"/>
    </style:style>
    <style:style style:name="Utheving" style:display-name="Utheving" style:family="text" style:parent-style-name="Standardskriftforavsnitt">
      <style:text-properties fo:font-style="italic" style:font-style-asian="italic" style:font-style-complex="italic"/>
    </style:style>
    <style:style style:name="Ingenmellomrom" style:display-name="Ingen mellomrom" style:family="paragraph">
      <style:paragraph-properties fo:margin-bottom="0in" fo:line-height="100%"/>
      <style:text-properties fo:hyphenate="false"/>
    </style:style>
    <style:style style:name="IngenmellomromTegn" style:display-name="Ingen mellomrom Tegn" style:family="text" style:parent-style-name="Standardskriftforavsnitt"/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tat" style:display-name="Sitat" style:family="paragraph" style:parent-style-name="Normal" style:next-style-name="Normal">
      <style:paragraph-properties fo:margin-left="0.5in">
        <style:tab-stops/>
      </style:paragraph-properties>
      <style:text-properties style:font-name="Calibri" fo:color="#44546A" fo:font-size="12pt" style:font-size-asian="12pt" style:font-size-complex="12pt" fo:hyphenate="false"/>
    </style:style>
    <style:style style:name="SitatTegn" style:display-name="Sitat Tegn" style:family="text" style:parent-style-name="Standardskriftforavsnitt">
      <style:text-properties fo:color="#44546A" fo:font-size="12pt" style:font-size-asian="12pt" style:font-size-complex="12pt"/>
    </style:style>
    <style:style style:name="Sterktsitat" style:display-name="Sterkt sitat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style:font-name-asian="Calibri Light" style:font-name-complex="Times New Roman" fo:color="#44546A" fo:letter-spacing="-0.0041in" fo:font-size="16pt" style:font-size-asian="16pt" style:font-size-complex="16pt" fo:hyphenate="false"/>
    </style:style>
    <style:style style:name="SterktsitatTegn" style:display-name="Sterkt sitat Tegn" style:family="text" style:parent-style-name="Standardskriftforavsnitt">
      <style:text-properties style:font-name="Calibri Light" style:font-name-asian="Calibri Light" style:font-name-complex="Times New Roman" fo:color="#44546A" fo:letter-spacing="-0.0041in" fo:font-size="16pt" style:font-size-asian="16pt" style:font-size-complex="16pt"/>
    </style:style>
    <style:style style:name="Svakutheving" style:display-name="Svak utheving" style:family="text" style:parent-style-name="Standardskriftforavsnitt">
      <style:text-properties fo:font-style="italic" style:font-style-asian="italic" style:font-style-complex="italic" fo:color="#595959"/>
    </style:style>
    <style:style style:name="Sterkutheving" style:display-name="Sterk utheving" style:family="text" style:parent-style-name="Standardskriftforavsnitt">
      <style:text-properties fo:font-weight="bold" style:font-weight-asian="bold" style:font-weight-complex="bold" fo:font-style="italic" style:font-style-asian="italic" style:font-style-complex="italic"/>
    </style:style>
    <style:style style:name="Svakreferanse" style:display-name="Svak referanse" style:family="text" style:parent-style-name="Standardskriftforavsnitt">
      <style:text-properties fo:font-variant="small-caps" fo:color="#595959" style:text-underline-type="none" style:text-underline-color="#7F7F7F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/>
    </style:style>
    <style:style style:name="Boktittel" style:display-name="Boktittel" style:family="text" style:parent-style-name="Standardskriftforavsnitt">
      <style:text-properties fo:font-weight="bold" style:font-weight-asian="bold" style:font-weight-complex="bold" fo:font-variant="small-caps" fo:letter-spacing="0.0069in"/>
    </style:style>
    <style:style style:name="Overskriftforinnholdsfortegnelse" style:display-name="Overskrift for innholdsfortegnelse" style:family="paragraph" style:parent-style-name="Overskrift1" style:next-style-name="Normal">
      <style:text-properties fo:hyphenate="false"/>
    </style:style>
    <style:style style:name="HTML-forhåndsformatert" style:display-name="HTML-forhåndsformatert" style:family="paragraph" style:parent-style-name="Normal">
      <style:paragraph-properties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-forhåndsformatertTegn" style:display-name="HTML-forhåndsformatert Tegn" style:family="text" style:parent-style-name="Standardskriftforavsnitt">
      <style:text-properties style:font-name="Courier New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ivind Morch</meta:initial-creator>
    <dc:creator>Eivind Morch</dc:creator>
    <meta:creation-date>2017-04-21T18:57:00Z</meta:creation-date>
    <dc:date>2017-04-21T18:59:00Z</dc:date>
    <meta:template xlink:href="Normal.dotm" xlink:type="simple"/>
    <meta:editing-cycles>1</meta:editing-cycles>
    <meta:editing-duration>PT120S</meta:editing-duration>
    <meta:document-statistic meta:page-count="1" meta:paragraph-count="3" meta:word-count="243" meta:character-count="1534" meta:row-count="10" meta:non-whitespace-character-count="1294"/>
  </office:meta>
</office:document-meta>
</file>